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text-properties officeooo:paragraph-rsid="001254e6"/>
    </style:style>
    <style:style style:name="P2" style:family="paragraph" style:parent-style-name="Caption">
      <style:text-properties officeooo:paragraph-rsid="001d1254"/>
    </style:style>
    <style:style style:name="P3" style:family="paragraph" style:parent-style-name="Footer">
      <style:paragraph-properties fo:text-align="center" style:justify-single-word="false"/>
      <style:text-properties officeooo:rsid="001e98d6" officeooo:paragraph-rsid="001e98d6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text-properties officeooo:paragraph-rsid="001254e6"/>
    </style:style>
    <style:style style:name="P6" style:family="paragraph" style:parent-style-name="Standard">
      <style:text-properties officeooo:paragraph-rsid="001254e6"/>
    </style:style>
    <style:style style:name="P7" style:family="paragraph" style:parent-style-name="Standard">
      <style:text-properties officeooo:paragraph-rsid="001d1254"/>
    </style:style>
    <style:style style:name="P8" style:family="paragraph" style:parent-style-name="Text_20_body">
      <style:text-properties officeooo:paragraph-rsid="001254e6"/>
    </style:style>
    <style:style style:name="T1" style:family="text">
      <style:text-properties officeooo:rsid="0012bd70"/>
    </style:style>
    <style:style style:name="T2" style:family="text">
      <style:text-properties officeooo:rsid="001411ef"/>
    </style:style>
    <style:style style:name="T3" style:family="text">
      <style:text-properties officeooo:rsid="0015da5d"/>
    </style:style>
    <style:style style:name="T4" style:family="text">
      <style:text-properties officeooo:rsid="00189adb"/>
    </style:style>
    <style:style style:name="T5" style:family="text">
      <style:text-properties officeooo:rsid="001b4040"/>
    </style:style>
    <style:style style:name="T6" style:family="text">
      <style:text-properties officeooo:rsid="001cf6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Basic Reference</text:h>
      <text:h text:style-name="Heading_20_2" text:outline-level="2">!</text:h>
      <text:p text:style-name="P6">&lt;description&gt;</text:p>
      <text:p text:style-name="P1">&lt;example&gt;</text:p>
      <text:h text:style-name="Heading_20_2" text:outline-level="2">%</text:h>
      <text:p text:style-name="P6">&lt;description&gt;</text:p>
      <text:p text:style-name="P1">&lt;example&gt;</text:p>
      <text:h text:style-name="Heading_20_2" text:outline-level="2">&amp;</text:h>
      <text:p text:style-name="P6">&lt;description&gt;</text:p>
      <text:p text:style-name="P1">&lt;example&gt;</text:p>
      <text:h text:style-name="Heading_20_2" text:outline-level="2">'<text:tab/><text:tab/><text:span text:style-name="T2">rem</text:span></text:h>
      <text:p text:style-name="P6">&lt;description&gt;</text:p>
      <text:p text:style-name="P1">&lt;example&gt;</text:p>
      <text:h text:style-name="Heading_20_2" text:outline-level="2">*</text:h>
      <text:p text:style-name="P6">&lt;description&gt;</text:p>
      <text:p text:style-name="P1">&lt;example&gt;</text:p>
      <text:h text:style-name="Heading_20_2" text:outline-level="2">+</text:h>
      <text:p text:style-name="P6">&lt;description&gt;</text:p>
      <text:p text:style-name="P1">&lt;example&gt;</text:p>
      <text:h text:style-name="Heading_20_2" text:outline-level="2">-</text:h>
      <text:p text:style-name="P6">&lt;description&gt;</text:p>
      <text:p text:style-name="P1">&lt;example&gt;</text:p>
      <text:h text:style-name="Heading_20_2" text:outline-level="2"><text:soft-page-break/>/</text:h>
      <text:p text:style-name="P6">&lt;description&gt;</text:p>
      <text:p text:style-name="P1">&lt;example&gt;</text:p>
      <text:h text:style-name="Heading_20_2" text:outline-level="2">&lt;<text:tab/>&lt;=<text:tab/>&lt;&gt;<text:tab/>=<text:tab/>&gt;<text:tab/>&gt;=</text:h>
      <text:p text:style-name="P6">&lt;description&gt;</text:p>
      <text:p text:style-name="P1">&lt;example&gt;</text:p>
      <text:h text:style-name="Heading_20_2" text:outline-level="2">? <text:tab/><text:span text:style-name="T1">Print</text:span></text:h>
      <text:p text:style-name="P6">&lt;description&gt;</text:p>
      <text:p text:style-name="P1">&lt;example&gt;</text:p>
      <text:h text:style-name="Heading_20_2" text:outline-level="2">Abs(</text:h>
      <text:p text:style-name="P6">&lt;description&gt;</text:p>
      <text:p text:style-name="P1">&lt;example&gt;</text:p>
      <text:h text:style-name="Heading_20_2" text:outline-level="2">And</text:h>
      <text:p text:style-name="P6">&lt;description&gt;</text:p>
      <text:p text:style-name="P1">&lt;example&gt;</text:p>
      <text:h text:style-name="Heading_20_2" text:outline-level="2">Asc(</text:h>
      <text:p text:style-name="P6">&lt;description&gt;</text:p>
      <text:p text:style-name="P1">&lt;example&gt;</text:p>
      <text:h text:style-name="Heading_20_2" text:outline-level="2">Assert</text:h>
      <text:p text:style-name="P6">&lt;description&gt;</text:p>
      <text:p text:style-name="P1">&lt;example&gt;</text:p>
      <text:h text:style-name="Heading_20_2" text:outline-level="2"><text:soft-page-break/>Blit</text:h>
      <text:p text:style-name="P6">&lt;description&gt;</text:p>
      <text:p text:style-name="P1">&lt;example&gt;</text:p>
      <text:h text:style-name="Heading_20_2" text:outline-level="2">Call</text:h>
      <text:p text:style-name="P6">&lt;description&gt;</text:p>
      <text:p text:style-name="P1">&lt;example&gt;</text:p>
      <text:h text:style-name="Heading_20_2" text:outline-level="2">Chr$(</text:h>
      <text:p text:style-name="P6">&lt;description&gt;</text:p>
      <text:p text:style-name="P1">&lt;example&gt;</text:p>
      <text:h text:style-name="Heading_20_2" text:outline-level="2">Clear</text:h>
      <text:p text:style-name="P6">&lt;description&gt;</text:p>
      <text:p text:style-name="P1">&lt;example&gt;</text:p>
      <text:h text:style-name="Heading_20_2" text:outline-level="2">Cls</text:h>
      <text:p text:style-name="P6">&lt;description&gt;</text:p>
      <text:p text:style-name="P1">&lt;example&gt;</text:p>
      <text:h text:style-name="Heading_20_2" text:outline-level="2">Dim</text:h>
      <text:p text:style-name="P6">&lt;description&gt;</text:p>
      <text:p text:style-name="P1">&lt;example&gt;</text:p>
      <text:h text:style-name="Heading_20_2" text:outline-level="2">Dir</text:h>
      <text:p text:style-name="P6">&lt;description&gt;</text:p>
      <text:p text:style-name="P1">&lt;example&gt;</text:p>
      <text:h text:style-name="Heading_20_2" text:outline-level="2"><text:soft-page-break/>End</text:h>
      <text:p text:style-name="P6">&lt;description&gt;</text:p>
      <text:p text:style-name="P1">&lt;example&gt;</text:p>
      <text:h text:style-name="Heading_20_2" text:outline-level="2">Endif</text:h>
      <text:p text:style-name="P6">&lt;description&gt;</text:p>
      <text:p text:style-name="P1">&lt;example&gt;</text:p>
      <text:h text:style-name="Heading_20_2" text:outline-level="2">False</text:h>
      <text:p text:style-name="P6">&lt;description&gt;</text:p>
      <text:p text:style-name="P1">&lt;example&gt;</text:p>
      <text:h text:style-name="Heading_20_2" text:outline-level="2">Fkey</text:h>
      <text:p text:style-name="P6">&lt;description&gt;</text:p>
      <text:p text:style-name="P1">&lt;example&gt;</text:p>
      <text:h text:style-name="Heading_20_2" text:outline-level="2">For</text:h>
      <text:p text:style-name="P6">&lt;description&gt;</text:p>
      <text:p text:style-name="P1">&lt;example&gt;</text:p>
      <text:h text:style-name="Heading_20_2" text:outline-level="2">Get$(</text:h>
      <text:p text:style-name="P6">&lt;description&gt;</text:p>
      <text:p text:style-name="P1">&lt;example&gt;</text:p>
      <text:h text:style-name="Heading_20_2" text:outline-level="2">Get(</text:h>
      <text:p text:style-name="P6">&lt;description&gt;</text:p>
      <text:p text:style-name="P1">&lt;example&gt;</text:p>
      <text:h text:style-name="Heading_20_2" text:outline-level="2"><text:soft-page-break/>Gosub</text:h>
      <text:p text:style-name="P6">&lt;description&gt;</text:p>
      <text:p text:style-name="P1">&lt;example&gt;</text:p>
      <text:h text:style-name="Heading_20_2" text:outline-level="2">Goto</text:h>
      <text:p text:style-name="P6">&lt;description&gt;</text:p>
      <text:p text:style-name="P1">&lt;example&gt;</text:p>
      <text:h text:style-name="Heading_20_2" text:outline-level="2">If</text:h>
      <text:p text:style-name="P6">&lt;description&gt;</text:p>
      <text:p text:style-name="P1">&lt;example&gt;</text:p>
      <text:h text:style-name="Heading_20_2" text:outline-level="2">Inkey$(</text:h>
      <text:p text:style-name="P6">&lt;description&gt;</text:p>
      <text:p text:style-name="P1">&lt;example&gt;</text:p>
      <text:h text:style-name="Heading_20_2" text:outline-level="2">Inkey(</text:h>
      <text:p text:style-name="P6">&lt;description&gt;</text:p>
      <text:p text:style-name="P1">&lt;example&gt;</text:p>
      <text:h text:style-name="Heading_20_2" text:outline-level="2">Input</text:h>
      <text:p text:style-name="P6">&lt;description&gt;</text:p>
      <text:p text:style-name="P1">&lt;example&gt;</text:p>
      <text:h text:style-name="Heading_20_2" text:outline-level="2">Joyb(</text:h>
      <text:p text:style-name="P6">&lt;description&gt;</text:p>
      <text:p text:style-name="P1">&lt;example&gt;</text:p>
      <text:h text:style-name="Heading_20_2" text:outline-level="2"><text:soft-page-break/>Joyx(</text:h>
      <text:p text:style-name="P6">&lt;description&gt;</text:p>
      <text:p text:style-name="P1">&lt;example&gt;</text:p>
      <text:h text:style-name="Heading_20_2" text:outline-level="2">Joyy(</text:h>
      <text:p text:style-name="P6">&lt;description&gt;</text:p>
      <text:p text:style-name="P1">&lt;example&gt;</text:p>
      <text:h text:style-name="Heading_20_2" text:outline-level="2">Left$(</text:h>
      <text:p text:style-name="P6">&lt;description&gt;</text:p>
      <text:p text:style-name="P1">&lt;example&gt;</text:p>
      <text:h text:style-name="Heading_20_2" text:outline-level="2">Len(<text:tab/><text:tab/><text:span text:style-name="T1">Length(</text:span></text:h>
      <text:p text:style-name="P6">&lt;description&gt;</text:p>
      <text:p text:style-name="P1">&lt;example&gt;</text:p>
      <text:h text:style-name="P5" text:outline-level="2">let</text:h>
      <text:p text:style-name="P8">&lt;example&gt;</text:p>
      <text:h text:style-name="Heading_20_2" text:outline-level="2">List</text:h>
      <text:p text:style-name="P6">&lt;description&gt;</text:p>
      <text:p text:style-name="P1">&lt;example&gt;</text:p>
      <text:h text:style-name="Heading_20_2" text:outline-level="2">Load</text:h>
      <text:p text:style-name="P6">&lt;description&gt;</text:p>
      <text:p text:style-name="P1">&lt;example&gt;</text:p>
      <text:h text:style-name="Heading_20_2" text:outline-level="2">Mid$(</text:h>
      <text:p text:style-name="P6">&lt;description&gt;</text:p>
      <text:p text:style-name="P1"><text:soft-page-break/>&lt;example&gt;</text:p>
      <text:h text:style-name="Heading_20_2" text:outline-level="2">Mod</text:h>
      <text:p text:style-name="P6">&lt;description&gt;</text:p>
      <text:p text:style-name="P1">&lt;example&gt;</text:p>
      <text:h text:style-name="Heading_20_2" text:outline-level="2">New</text:h>
      <text:p text:style-name="P6">&lt;description&gt;</text:p>
      <text:p text:style-name="P1">&lt;example&gt;</text:p>
      <text:h text:style-name="Heading_20_2" text:outline-level="2">Old</text:h>
      <text:p text:style-name="P6">&lt;description&gt;</text:p>
      <text:p text:style-name="P1">&lt;example&gt;</text:p>
      <text:h text:style-name="Heading_20_2" text:outline-level="2">Or</text:h>
      <text:p text:style-name="P6">&lt;description&gt;</text:p>
      <text:p text:style-name="P1">&lt;example&gt;</text:p>
      <text:h text:style-name="Heading_20_2" text:outline-level="2">Page</text:h>
      <text:p text:style-name="P6">&lt;description&gt;</text:p>
      <text:p text:style-name="P1">&lt;example&gt;</text:p>
      <text:h text:style-name="Heading_20_2" text:outline-level="2">Palette</text:h>
      <text:p text:style-name="P6">&lt;description&gt;</text:p>
      <text:p text:style-name="P1">&lt;example&gt;</text:p>
      <text:h text:style-name="Heading_20_2" text:outline-level="2">Paper</text:h>
      <text:p text:style-name="P6">&lt;description&gt;</text:p>
      <text:p text:style-name="P1">&lt;example&gt;</text:p>
      <text:h text:style-name="Heading_20_2" text:outline-level="2"><text:soft-page-break/>Peek(</text:h>
      <text:p text:style-name="P6">&lt;description&gt;</text:p>
      <text:p text:style-name="P1">&lt;example&gt;</text:p>
      <text:h text:style-name="Heading_20_2" text:outline-level="2">Poke</text:h>
      <text:p text:style-name="P6">&lt;description&gt;</text:p>
      <text:p text:style-name="P1">&lt;example&gt;</text:p>
      <text:h text:style-name="Heading_20_2" text:outline-level="2">Print</text:h>
      <text:p text:style-name="P6">&lt;description&gt;</text:p>
      <text:p text:style-name="P1">&lt;example&gt;</text:p>
      <text:h text:style-name="Heading_20_2" text:outline-level="2">Random(<text:tab/><text:tab/><text:span text:style-name="T3">rnd(</text:span></text:h>
      <text:p text:style-name="P6">&lt;description&gt;</text:p>
      <text:p text:style-name="P1">&lt;example&gt;</text:p>
      <text:h text:style-name="Heading_20_2" text:outline-level="2">Repeat</text:h>
      <text:p text:style-name="P6">&lt;description&gt;</text:p>
      <text:p text:style-name="P1">&lt;example&gt;</text:p>
      <text:h text:style-name="Heading_20_2" text:outline-level="2">Return</text:h>
      <text:p text:style-name="P6">&lt;description&gt;</text:p>
      <text:p text:style-name="P1">&lt;example&gt;</text:p>
      <text:h text:style-name="Heading_20_2" text:outline-level="2">Right$(</text:h>
      <text:p text:style-name="P6">&lt;description&gt;</text:p>
      <text:p text:style-name="P1">&lt;example&gt;</text:p>
      <text:h text:style-name="Heading_20_2" text:outline-level="2"><text:soft-page-break/>Run</text:h>
      <text:p text:style-name="P6">&lt;description&gt;</text:p>
      <text:p text:style-name="P1">&lt;example&gt;</text:p>
      <text:h text:style-name="Heading_20_2" text:outline-level="2">Save</text:h>
      <text:p text:style-name="P6">&lt;description&gt;</text:p>
      <text:p text:style-name="P1">&lt;example&gt;</text:p>
      <text:h text:style-name="Heading_20_2" text:outline-level="2">Screen</text:h>
      <text:p text:style-name="P6">&lt;description&gt;</text:p>
      <text:p text:style-name="P1">&lt;example&gt;</text:p>
      <text:h text:style-name="Heading_20_2" text:outline-level="2">Sgn(<text:tab/><text:tab/><text:span text:style-name="T4">sign(</text:span></text:h>
      <text:p text:style-name="P6">&lt;description&gt;</text:p>
      <text:p text:style-name="P1">&lt;example&gt;</text:p>
      <text:h text:style-name="Heading_20_2" text:outline-level="2">Stop</text:h>
      <text:p text:style-name="P6">&lt;description&gt;</text:p>
      <text:p text:style-name="P1">&lt;example&gt;</text:p>
      <text:h text:style-name="Heading_20_2" text:outline-level="2">Str$(<text:tab/><text:tab/><text:span text:style-name="T5">to.string$(</text:span></text:h>
      <text:p text:style-name="P6">&lt;description&gt;</text:p>
      <text:p text:style-name="P1">&lt;example&gt;</text:p>
      <text:h text:style-name="Heading_20_2" text:outline-level="2">Sys</text:h>
      <text:p text:style-name="P6">&lt;description&gt;</text:p>
      <text:p text:style-name="P1">&lt;example&gt;</text:p>
      <text:h text:style-name="Heading_20_2" text:outline-level="2"><text:soft-page-break/>Sysvar(</text:h>
      <text:p text:style-name="P6">&lt;description&gt;</text:p>
      <text:p text:style-name="P1">&lt;example&gt;</text:p>
      <text:h text:style-name="Heading_20_2" text:outline-level="2">to.number(<text:tab/><text:span text:style-name="T6">val(</text:span></text:h>
      <text:p text:style-name="P6">&lt;description&gt;</text:p>
      <text:p text:style-name="P1">&lt;example&gt;</text:p>
      <text:h text:style-name="Heading_20_2" text:outline-level="2">True</text:h>
      <text:p text:style-name="P6">&lt;description&gt;</text:p>
      <text:p text:style-name="P1">&lt;example&gt;</text:p>
      <text:h text:style-name="Heading_20_2" text:outline-level="2">While</text:h>
      <text:p text:style-name="Standard">&lt;description&gt;</text:p>
      <text:p text:style-name="Caption">&lt;example&gt;</text:p>
      <text:h text:style-name="Heading_20_2" text:outline-level="2">xor</text:h>
      <text:p text:style-name="P7">&lt;description&gt;</text:p>
      <text:p text:style-name="P2">&lt;example&gt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color="#ff0000" style:font-name="Droid Sans Mono" fo:font-family="'Droid Sans Mono'" style:font-style-name="Regular" style:font-family-generic="swiss" style:font-pitch="fixed" fo:font-size="12pt" fo:font-style="normal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2a6099"/>
      <style:paragraph-properties fo:margin-left="0cm" fo:margin-right="0cm" fo:margin-top="0.353cm" fo:margin-bottom="0.212cm" loext:contextual-spacing="false" fo:text-indent="0cm" style:auto-text-indent="false" style:page-number="auto" fo:background-color="#2a6099" fo:padding-left="1cm" fo:padding-right="0.199cm" fo:padding-top="0.199cm" fo:padding-bottom="0.199cm" fo:border="none"/>
      <style:text-properties fo:text-transform="lowercase" fo:color="#ffff00" fo:font-size="12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98d6" officeooo:paragraph-rsid="001e98d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0</text:page-number><text:s/>of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06:54:48.993430574</meta:creation-date>
    <dc:date>2020-03-18T07:12:10.299153485</dc:date>
    <meta:editing-duration>PT17M16S</meta:editing-duration>
    <meta:editing-cycles>13</meta:editing-cycles>
    <meta:generator>LibreOffice/6.4.1.2$Linux_X86_64 LibreOffice_project/40$Build-2</meta:generator>
    <meta:document-statistic meta:table-count="0" meta:image-count="0" meta:object-count="0" meta:page-count="10" meta:paragraph-count="208" meta:word-count="224" meta:character-count="1876" meta:non-whitespace-character-count="1854"/>
  </office:meta>
</office:document-meta>
</file>